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f337" officeooo:paragraph-rsid="0015f337"/>
    </style:style>
    <style:style style:name="P2" style:family="paragraph" style:parent-style-name="Standard">
      <style:text-properties officeooo:rsid="0015f337" officeooo:paragraph-rsid="00196368"/>
    </style:style>
    <style:style style:name="P3" style:family="paragraph" style:parent-style-name="Standard">
      <style:text-properties officeooo:rsid="001648d4" officeooo:paragraph-rsid="001648d4"/>
    </style:style>
    <style:style style:name="P4" style:family="paragraph" style:parent-style-name="Standard">
      <style:text-properties officeooo:rsid="0016bec7" officeooo:paragraph-rsid="0016bec7"/>
    </style:style>
    <style:style style:name="P5" style:family="paragraph" style:parent-style-name="Standard">
      <style:text-properties officeooo:rsid="0016bec7" officeooo:paragraph-rsid="0015f337"/>
    </style:style>
    <style:style style:name="P6" style:family="paragraph" style:parent-style-name="Standard">
      <style:text-properties officeooo:rsid="0016bec7" officeooo:paragraph-rsid="00195606"/>
    </style:style>
    <style:style style:name="P7" style:family="paragraph" style:parent-style-name="Standard">
      <style:text-properties officeooo:rsid="00195606" officeooo:paragraph-rsid="00195606"/>
    </style:style>
    <style:style style:name="P8" style:family="paragraph" style:parent-style-name="Standard">
      <style:text-properties officeooo:rsid="00196368" officeooo:paragraph-rsid="00196368"/>
    </style:style>
    <style:style style:name="P9" style:family="paragraph" style:parent-style-name="Standard">
      <style:text-properties officeooo:rsid="001a44ab" officeooo:paragraph-rsid="001a44ab"/>
    </style:style>
    <style:style style:name="P10" style:family="paragraph" style:parent-style-name="Standard">
      <style:text-properties fo:font-weight="bold" officeooo:rsid="0015f337" officeooo:paragraph-rsid="0015f337" style:font-weight-asian="bold" style:font-weight-complex="bold"/>
    </style:style>
    <style:style style:name="P11" style:family="paragraph" style:parent-style-name="Standard">
      <style:text-properties fo:font-weight="bold" officeooo:rsid="001c91ed" officeooo:paragraph-rsid="001c91ed" style:font-weight-asian="bold" style:font-weight-complex="bold"/>
    </style:style>
    <style:style style:name="P12" style:family="paragraph" style:parent-style-name="Standard">
      <style:text-properties officeooo:rsid="001f187b" officeooo:paragraph-rsid="001f187b"/>
    </style:style>
    <style:style style:name="T1" style:family="text">
      <style:text-properties officeooo:rsid="0016bec7"/>
    </style:style>
    <style:style style:name="T2" style:family="text">
      <style:text-properties officeooo:rsid="00185d1e"/>
    </style:style>
    <style:style style:name="T3" style:family="text">
      <style:text-properties officeooo:rsid="00193d2f"/>
    </style:style>
    <style:style style:name="T4" style:family="text">
      <style:text-properties officeooo:rsid="00196368"/>
    </style:style>
    <style:style style:name="T5" style:family="text">
      <style:text-properties officeooo:rsid="001a44ab"/>
    </style:style>
    <style:style style:name="T6" style:family="text">
      <style:text-properties officeooo:rsid="001bc96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eeting del 31.10.2018</text:p>
      <text:p text:style-name="P8"><text:span text:style-name="T7">Presenti</text:span>: Daniele, Alberto, Matteo, William, Lorenzo. </text:p>
      <text:p text:style-name="P8"><text:span text:style-name="T7">Presenti online</text:span>: Francesco, Edoardo. </text:p>
      <text:p text:style-name="P1"/>
      <text:p text:style-name="P8"><text:span text:style-name="T7">Decisioni tecniche</text:span>: Un branch a testa sulla repository Git.</text:p>
      <text:p text:style-name="P11">Test: <text:span text:style-name="T8">DevOps-Test-Style. Test </text:span></text:p>
      <text:p text:style-name="P1"/>
      <text:p text:style-name="P1"/>
      <text:p text:style-name="P1">1.4: <text:s text:c="2"/>Votazione su aggiungere campo a DB vs fetch ogni volta.</text:p>
      <text:p text:style-name="P1">DECISIONE: Fare ricalcolo ogni volta</text:p>
      <text:p text:style-name="P1">[Responsabile: William. Entro 1 Novembre 18:00]</text:p>
      <text:p text:style-name="P1"/>
      <text:p text:style-name="P1">1.5: <text:s/>DELETE. Pagina di conferma con password, dopodichè Redirect a /home. </text:p>
      <text:p text:style-name="P1">Pagina delete_user.html da committare</text:p>
      <text:p text:style-name="P1">[Responsabile: Lorenzo. Entro 1 Novembre 18:00]</text:p>
      <text:p text:style-name="P1">“Remove user implementation” da committare</text:p>
      <text:p text:style-name="P1">[Responsabile: Matteo. Entro 1 Novembre 18:00]</text:p>
      <text:p text:style-name="P5"/>
      <text:p text:style-name="P1"/>
      <text:p text:style-name="P3">[<text:span text:style-name="T1">TUTTI I TASK 2: </text:span>Domenica 23:59 COMMITTATI]</text:p>
      <text:p text:style-name="P1"/>
      <text:p text:style-name="P3">2.1: <text:span text:style-name="T1">Speed &amp; Distance of a single run. </text:span></text:p>
      <text:p text:style-name="P4">[Alberto]</text:p>
      <text:p text:style-name="P4"/>
      <text:p text:style-name="P9">3.1: Get a configurably periodic report via email</text:p>
      <text:p text:style-name="P9">[Alberto]</text:p>
      <text:p text:style-name="P4"/>
      <text:p text:style-name="P4">2.1: Set a Training Objective. <text:s/><text:span text:style-name="T2">Prendere come i</text:span>nput: Data <text:span text:style-name="T3">(calendario?) , d</text:span>istanza. </text:p>
      <text:p text:style-name="P4">[William e Riccardo. <text:span text:style-name="T5">Venerdì 2 Novembre 23:59</text:span>]</text:p>
      <text:p text:style-name="P4"/>
      <text:p text:style-name="P7">2.2: Confronto delle statistiche di una run vs una diversa run. </text:p>
      <text:p text:style-name="P7">[Edoardo, appena risposta da Brogi / Forti]</text:p>
      <text:p text:style-name="P3"/>
      <text:p text:style-name="P3">2.3: <text:s/>Compare run statistics <text:span text:style-name="T1">with plots</text:span></text:p>
      <text:p text:style-name="P3">[ Daniel<text:span text:style-name="T1">e]</text:span></text:p>
      <text:p text:style-name="P3"/>
      <text:p text:style-name="P8">2.4: Tutte le run create dopo la data del training objective apparterranno</text:p>
      <text:p text:style-name="P9">[ Matteo e Lorenzo]</text:p>
      <text:p text:style-name="P9"/>
      <text:p text:style-name="P12">3.2: </text:p>
      <text:p text:style-name="P9"/>
      <text:p text:style-name="P9">→<text:span text:style-name="T6"> Dipendenza su 2.2. [Database e risoluzione 10 run]</text:span></text:p>
      <text:p text:style-name="P3"/>
      <text:p text:style-name="P7">CHIEDERE: </text:p>
      <text:p text:style-name="P3"/>
      <text:p text:style-name="P6">Chiedere al professore se bisogna togliere la limitazione di 10 run per aver<text:span text:style-name="T4">e tutt le run</text:span> nel DB</text:p>
      <text:p text:style-name="P7">[Matteo]</text:p>
      <text:p text:style-name="P7">Chiedere al professore chiarificazioni su “Challenge a previous run”. </text:p>
      <text:p text:style-name="P8">[Matteo]</text:p>
      <text:p text:style-name="P8"/>
      <text:p text:style-name="P8"/>
      <text:p text:style-name="P2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4:51:27.802019298</meta:creation-date>
    <dc:date>2018-10-31T15:30:58.865746454</dc:date>
    <meta:editing-duration>PT29M16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2" meta:paragraph-count="33" meta:word-count="205" meta:character-count="1371" meta:non-whitespace-character-count="1184"/>
  </office:meta>
</office:document-meta>
</file>